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el1" style:family="table">
      <style:table-properties style:width="17cm" table:align="left"/>
    </style:style>
    <style:style style:name="Tabel1.A" style:family="table-column">
      <style:table-column-properties style:column-width="5.152cm"/>
    </style:style>
    <style:style style:name="Tabel1.B" style:family="table-column">
      <style:table-column-properties style:column-width="1.305cm"/>
    </style:style>
    <style:style style:name="Tabel1.D" style:family="table-column">
      <style:table-column-properties style:column-width="1.353cm"/>
    </style:style>
    <style:style style:name="Tabel1.G" style:family="table-column">
      <style:table-column-properties style:column-width="5.179cm"/>
    </style:style>
    <style:style style:name="Tabel1.A1" style:family="table-cell">
      <style:table-cell-properties style:vertical-align="middle" fo:padding="0.049cm" fo:border="none"/>
    </style:style>
    <style:style style:name="Tabel1.A2" style:family="table-cell">
      <style:table-cell-properties style:vertical-align="middle" fo:background-color="#ffeedd" fo:padding="0.049cm" fo:border="none">
        <style:background-image/>
      </style:table-cell-properties>
    </style:style>
    <style:style style:name="Tabel1.B2" style:family="table-cell">
      <style:table-cell-properties style:vertical-align="middle" fo:background-color="#99ff99" fo:padding="0.049cm" fo:border="none">
        <style:background-image/>
      </style:table-cell-properties>
    </style:style>
    <style:style style:name="Tabel1.G2" style:family="table-cell">
      <style:table-cell-properties style:vertical-align="middle" fo:background-color="#ececec" fo:padding="0.049cm" fo:border="none">
        <style:background-image/>
      </style:table-cell-properties>
    </style:style>
    <style:style style:name="Tabel1.B3" style:family="table-cell">
      <style:table-cell-properties style:vertical-align="middle" fo:background-color="#ff9999" fo:padding="0.049cm" fo:border="none">
        <style:background-image/>
      </style:table-cell-properties>
    </style:style>
    <style:style style:name="Tabel1.A4" style:family="table-cell">
      <style:table-cell-properties style:vertical-align="middle" fo:background-color="#bbffdd" fo:padding="0.049cm" fo:border="none">
        <style:background-image/>
      </style:table-cell-properties>
    </style:style>
    <style:style style:name="P1" style:family="paragraph" style:parent-style-name="Standard">
      <style:text-properties officeooo:rsid="000e32fd" officeooo:paragraph-rsid="000e32fd"/>
    </style:style>
    <style:style style:name="P2" style:family="paragraph" style:parent-style-name="Standard">
      <style:text-properties officeooo:rsid="000fbe93" officeooo:paragraph-rsid="000fbe93"/>
    </style:style>
    <style:style style:name="P3" style:family="paragraph" style:parent-style-name="Standard">
      <style:text-properties officeooo:rsid="0011bd42" officeooo:paragraph-rsid="000fbe93"/>
    </style:style>
    <style:style style:name="P4" style:family="paragraph" style:parent-style-name="Standard">
      <style:text-properties officeooo:rsid="0011bd42" officeooo:paragraph-rsid="0011bd42"/>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color="#2c2c2c"/>
    </style:style>
    <style:style style:name="P8" style:family="paragraph" style:parent-style-name="Table_20_Contents">
      <style:text-properties fo:font-size="2pt" style:font-size-asian="2pt" style:font-size-complex="2pt"/>
    </style:style>
    <style:style style:name="T1" style:family="text">
      <style:text-properties officeooo:rsid="0011bd42"/>
    </style:style>
    <style:style style:name="T2" style:family="text">
      <style:text-properties fo:font-size="10pt"/>
    </style:style>
    <style:style style:name="T3" style:family="text">
      <style:text-properties fo:color="#000000"/>
    </style:style>
    <style:style style:name="T4" style:family="text">
      <style:text-properties fo:color="#2c2c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sl</text:p>
      <text:p text:style-name="P1"/>
      <text:p text:style-name="P2">ssl is een techniek om internet verkeer te beveiligen tussen de server en de cliënt. <text:span text:style-name="T1">Inmiddels zijn alle versies van ssl verboden geworden omdat ze niet voldoende beveiligd zijn tegen inbreuken, de opvolger van ssl heet tls. Ondanks dat ssl niet meer wordt gebruikt word het nogsteeds vaak zo genoemed maar eigenlijk hebben mensen het dan over tls. In de basis is ssl een tegniek om websites te versleutelen zodat aanvallers het internet verkeer niet kunnen afluisteren. Het gebruikt een asymetrise sleutel, dat betekend dat er twee sleutels zijn, een voor de host en een voor de cliant, deze twee samen worden combineert tot een symmetrische sleutel, deze is voor iedere cliant/host combinatie anders.</text:span></text:p>
      <text:p text:style-name="P2"/>
      <text:p text:style-name="P2">Chifer </text:p>
      <text:p text:style-name="P2"/>
      <text:p text:style-name="P2">er is niet een ssl manier, er zijn meerdere soorten encryptie algoritme en deze kunnen allemaal gebruikt worden. Per ssl transactie zijn drie algoritmes nodig: het algoritme dat zorgt voor het uitwisselen van de sleutels, het algoritme om de html massages te versleutelen en een algoritme om de web pagina te versleutelen. Deze drie algoritmes samen noem je de chifer. Sommige chifers zijn zeer zwak en heel makkelijk te breken <text:span text:style-name="T1">door derde, daarom is het afgeraden om deze chifers te gebruiken. De chifers van ssl zijn per definitie allemaal zwak, daarom mag ssl niet meer gebruikt worden. De chifers van tls verschillen in sterke sommigen zijn goed anderen zijn zeer zwak. Hier onder een lijstje van ssl/tls chifers, Yes betekend dat het nog niet gebroken is, no betekend dat de chifer al gebroken is door aanvallers. De onderste twee chifers zijn nog niet gebroken maar ze zijn wel per defenietie niet veilig.</text:span></text:p>
      <text:p text:style-name="P2"/>
      <text:p text:style-name="P3"/>
      <table:table table:name="Tabel1" table:style-name="Tabel1">
        <table:table-column table:style-name="Tabel1.A"/>
        <table:table-column table:style-name="Tabel1.B" table:number-columns-repeated="2"/>
        <table:table-column table:style-name="Tabel1.D" table:number-columns-repeated="3"/>
        <table:table-column table:style-name="Tabel1.G"/>
        <table:table-row>
          <table:table-cell table:style-name="Tabel1.A1" office:value-type="string">
            <text:p text:style-name="Table_20_Heading">Algorithm</text:p>
          </table:table-cell>
          <table:table-cell table:style-name="Tabel1.A1" office:value-type="string">
            <text:p text:style-name="Table_20_Heading">SSL 2.0</text:p>
          </table:table-cell>
          <table:table-cell table:style-name="Tabel1.A1" office:value-type="string">
            <text:p text:style-name="Table_20_Heading">SSL 3.0</text:p>
          </table:table-cell>
          <table:table-cell table:style-name="Tabel1.A1" office:value-type="string">
            <text:p text:style-name="Table_20_Heading">TLS 1.0</text:p>
          </table:table-cell>
          <table:table-cell table:style-name="Tabel1.A1" office:value-type="string">
            <text:p text:style-name="Table_20_Heading">TLS 1.1</text:p>
          </table:table-cell>
          <table:table-cell table:style-name="Tabel1.A1" office:value-type="string">
            <text:p text:style-name="Table_20_Heading">TLS 1.2</text:p>
          </table:table-cell>
          <table:table-cell table:style-name="Tabel1.A1" office:value-type="string">
            <text:p text:style-name="Table_20_Heading">TLS 1.3<text:line-break/><text:span text:style-name="T2">(Draft)</text:span></text:p>
          </table:table-cell>
        </table:table-row>
        <table:table-row>
          <table:table-cell table:style-name="Tabel1.A2" office:value-type="string">
            <text:p text:style-name="P5"><text:a xlink:type="simple" xlink:href="https://en.wikipedia.org/wiki/RSA_%28cryptosystem%29" text:style-name="Internet_20_link" text:visited-style-name="Visited_20_Internet_20_Link"><text:span text:style-name="T3">RSA</text:span></text:a></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7">No</text:p>
          </table:table-cell>
        </table:table-row>
        <table:table-row>
          <table:table-cell table:style-name="Tabel1.A2" office:value-type="string">
            <text:p text:style-name="P5"><text:a xlink:type="simple" xlink:href="https://en.wikipedia.org/wiki/Diffie–Hellman_key_exchange" text:style-name="Internet_20_link" text:visited-style-name="Visited_20_Internet_20_Link">DH</text:a><text:span text:style-name="T3">-</text:span><text:a xlink:type="simple" xlink:href="https://en.wikipedia.org/wiki/RSA_%28cryptosystem%29" text:style-name="Internet_20_link" text:visited-style-name="Visited_20_Internet_20_Link">RSA</text:a></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7">No</text:p>
          </table:table-cell>
        </table:table-row>
        <table:table-row>
          <table:table-cell table:style-name="Tabel1.A4" office:value-type="string">
            <text:p text:style-name="P5"><text:a xlink:type="simple" xlink:href="https://en.wikipedia.org/wiki/Diffie–Hellman_key_exchange" text:style-name="Internet_20_link" text:visited-style-name="Visited_20_Internet_20_Link">DHE</text:a><text:span text:style-name="T3">-</text:span><text:a xlink:type="simple" xlink:href="https://en.wikipedia.org/wiki/RSA_%28cryptosystem%29" text:style-name="Internet_20_link" text:visited-style-name="Visited_20_Internet_20_Link">RSA</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row>
        <table:table-row>
          <table:table-cell table:style-name="Tabel1.A2" office:value-type="string">
            <text:p text:style-name="P5"><text:a xlink:type="simple" xlink:href="https://en.wikipedia.org/wiki/Elliptic_curve_Diffie–Hellman" text:style-name="Internet_20_link" text:visited-style-name="Visited_20_Internet_20_Link">ECDH</text:a><text:span text:style-name="T3">-</text:span><text:a xlink:type="simple" xlink:href="https://en.wikipedia.org/wiki/RSA_%28cryptosystem%29" text:style-name="Internet_20_link" text:visited-style-name="Visited_20_Internet_20_Link">RSA</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7">No</text:p>
          </table:table-cell>
        </table:table-row>
        <table:table-row>
          <table:table-cell table:style-name="Tabel1.A4" office:value-type="string">
            <text:p text:style-name="P5"><text:a xlink:type="simple" xlink:href="https://en.wikipedia.org/wiki/Elliptic_curve_Diffie–Hellman" text:style-name="Internet_20_link" text:visited-style-name="Visited_20_Internet_20_Link">ECDHE</text:a><text:span text:style-name="T3">-</text:span><text:a xlink:type="simple" xlink:href="https://en.wikipedia.org/wiki/RSA_%28cryptosystem%29" text:style-name="Internet_20_link" text:visited-style-name="Visited_20_Internet_20_Link">RSA</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row>
        <table:table-row>
          <table:table-cell table:style-name="Tabel1.A2" office:value-type="string">
            <text:p text:style-name="P5"><text:a xlink:type="simple" xlink:href="https://en.wikipedia.org/wiki/Diffie–Hellman_key_exchange" text:style-name="Internet_20_link" text:visited-style-name="Visited_20_Internet_20_Link">DH</text:a><text:span text:style-name="T3">-</text:span><text:a xlink:type="simple" xlink:href="https://en.wikipedia.org/wiki/Digital_Signature_Algorithm" text:style-name="Internet_20_link" text:visited-style-name="Visited_20_Internet_20_Link">DSS</text:a></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7">No</text:p>
          </table:table-cell>
        </table:table-row>
        <table:table-row>
          <table:table-cell table:style-name="Tabel1.A4" office:value-type="string">
            <text:p text:style-name="P5"><text:a xlink:type="simple" xlink:href="https://en.wikipedia.org/wiki/Diffie–Hellman_key_exchange" text:style-name="Internet_20_link" text:visited-style-name="Visited_20_Internet_20_Link">DHE</text:a><text:span text:style-name="T3">-</text:span><text:a xlink:type="simple" xlink:href="https://en.wikipedia.org/wiki/Digital_Signature_Algorithm" text:style-name="Internet_20_link" text:visited-style-name="Visited_20_Internet_20_Link">DSS</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6"><text:span text:style-name="T4">No</text:span><text:bookmark text:name="cite_ref-40"/><text:a xlink:type="simple" xlink:href="https://en.wikipedia.org/wiki/Transport_Layer_Security#cite_note-40" text:style-name="Internet_20_link" text:visited-style-name="Visited_20_Internet_20_Link">[40]</text:a></text:p>
          </table:table-cell>
        </table:table-row>
        <table:table-row>
          <table:table-cell table:style-name="Tabel1.A2" office:value-type="string">
            <text:p text:style-name="P5"><text:a xlink:type="simple" xlink:href="https://en.wikipedia.org/wiki/Elliptic_curve_Diffie–Hellman" text:style-name="Internet_20_link" text:visited-style-name="Visited_20_Internet_20_Link">ECDH</text:a><text:span text:style-name="T3">-</text:span><text:a xlink:type="simple" xlink:href="https://en.wikipedia.org/wiki/Elliptic_Curve_DSA" text:style-name="Internet_20_link" text:visited-style-name="Visited_20_Internet_20_Link">ECDSA</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G2" office:value-type="string">
            <text:p text:style-name="P7">No</text:p>
          </table:table-cell>
        </table:table-row>
        <table:table-row>
          <table:table-cell table:style-name="Tabel1.A4" office:value-type="string">
            <text:p text:style-name="P5"><text:a xlink:type="simple" xlink:href="https://en.wikipedia.org/wiki/Elliptic_curve_Diffie–Hellman" text:style-name="Internet_20_link" text:visited-style-name="Visited_20_Internet_20_Link">ECDHE</text:a><text:span text:style-name="T3">-</text:span><text:a xlink:type="simple" xlink:href="https://en.wikipedia.org/wiki/Elliptic_Curve_DSA" text:style-name="Internet_20_link" text:visited-style-name="Visited_20_Internet_20_Link">ECDSA</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row>
        <table:table-row>
          <table:table-cell table:style-name="Tabel1.A2" office:value-type="string">
            <text:p text:style-name="P5"><text:a xlink:type="simple" xlink:href="https://en.wikipedia.org/wiki/TLS-PSK" text:style-name="Internet_20_link" text:visited-style-name="Visited_20_Internet_20_Link"><text:span text:style-name="T3">PSK</text:span></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2" office:value-type="string">
            <text:p text:style-name="P5"><text:a xlink:type="simple" xlink:href="https://en.wikipedia.org/wiki/Pre-shared_key" text:style-name="Internet_20_link" text:visited-style-name="Visited_20_Internet_20_Link">PSK</text:a><text:span text:style-name="T3">-</text:span><text:a xlink:type="simple" xlink:href="https://en.wikipedia.org/wiki/RSA_%28cryptosystem%29" text:style-name="Internet_20_link" text:visited-style-name="Visited_20_Internet_20_Link">RSA</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4" office:value-type="string">
            <text:p text:style-name="P5"><text:a xlink:type="simple" xlink:href="https://en.wikipedia.org/wiki/Diffie–Hellman_key_exchange" text:style-name="Internet_20_link" text:visited-style-name="Visited_20_Internet_20_Link">DHE</text:a><text:span text:style-name="T3">-</text:span><text:a xlink:type="simple" xlink:href="https://en.wikipedia.org/wiki/Pre-shared_key" text:style-name="Internet_20_link" text:visited-style-name="Visited_20_Internet_20_Link">PSK</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4" office:value-type="string">
            <text:p text:style-name="P5"><text:a xlink:type="simple" xlink:href="https://en.wikipedia.org/wiki/Elliptic_curve_Diffie–Hellman" text:style-name="Internet_20_link" text:visited-style-name="Visited_20_Internet_20_Link">ECDHE</text:a><text:span text:style-name="T3">-</text:span><text:a xlink:type="simple" xlink:href="https://en.wikipedia.org/wiki/Pre-shared_key" text:style-name="Internet_20_link" text:visited-style-name="Visited_20_Internet_20_Link">PSK</text:a><text:span text:style-name="T3"> (</text:span><text:a xlink:type="simple" xlink:href="https://en.wikipedia.org/wiki/Transport_Layer_Security#Forward_secrecy" text:style-name="Internet_20_link" text:visited-style-name="Visited_20_Internet_20_Link">forward secrecy</text:a><text:span text:style-name="T3">)</text:span></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2" office:value-type="string">
            <text:p text:style-name="P5"><text:a xlink:type="simple" xlink:href="https://en.wikipedia.org/wiki/TLS-SRP" text:style-name="Internet_20_link" text:visited-style-name="Visited_20_Internet_20_Link"><text:span text:style-name="T3">SRP</text:span></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2" office:value-type="string">
            <text:p text:style-name="P5"><text:a xlink:type="simple" xlink:href="https://en.wikipedia.org/wiki/Secure_Remote_Password_protocol" text:style-name="Internet_20_link" text:visited-style-name="Visited_20_Internet_20_Link">SRP</text:a><text:span text:style-name="T3">-</text:span><text:a xlink:type="simple" xlink:href="https://en.wikipedia.org/wiki/Digital_Signature_Algorithm" text:style-name="Internet_20_link" text:visited-style-name="Visited_20_Internet_20_Link">DSS</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A2" office:value-type="string">
            <text:p text:style-name="P5"><text:a xlink:type="simple" xlink:href="https://en.wikipedia.org/wiki/Secure_Remote_Password_protocol" text:style-name="Internet_20_link" text:visited-style-name="Visited_20_Internet_20_Link">SRP</text:a><text:span text:style-name="T3">-</text:span><text:a xlink:type="simple" xlink:href="https://en.wikipedia.org/wiki/RSA_%28cryptosystem%29" text:style-name="Internet_20_link" text:visited-style-name="Visited_20_Internet_20_Link">RSA</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ext:soft-page-break/>
        <table:table-row>
          <table:table-cell table:style-name="Tabel1.A2" office:value-type="string">
            <text:p text:style-name="P5"><text:a xlink:type="simple" xlink:href="https://en.wikipedia.org/wiki/Kerberos_%28protocol%29" text:style-name="Internet_20_link" text:visited-style-name="Visited_20_Internet_20_Link"><text:span text:style-name="T3">Kerberos</text:span></text:a></text:p>
          </table:table-cell>
          <table:table-cell table:style-name="Tabel1.B3" office:value-type="string">
            <text:p text:style-name="P6">No</text:p>
          </table:table-cell>
          <table:table-cell table:style-name="Tabel1.B3" office:value-type="string">
            <text:p text:style-name="P6">No</text:p>
          </table:table-cell>
          <table:table-cell table:style-name="Tabel1.B2" office:value-type="string">
            <text:p text:style-name="P6">Yes</text:p>
          </table:table-cell>
          <table:table-cell table:style-name="Tabel1.B2" office:value-type="string">
            <text:p text:style-name="P6">Yes</text:p>
          </table:table-cell>
          <table:table-cell table:style-name="Tabel1.B2" office:value-type="string">
            <text:p text:style-name="P6">Yes</text:p>
          </table:table-cell>
          <table:table-cell table:style-name="Tabel1.A1" office:value-type="string">
            <text:p text:style-name="P8"/>
          </table:table-cell>
        </table:table-row>
        <table:table-row>
          <table:table-cell table:style-name="Tabel1.B3" office:value-type="string">
            <text:p text:style-name="P5"><text:a xlink:type="simple" xlink:href="https://en.wikipedia.org/wiki/Diffie–Hellman_key_exchange" text:style-name="Internet_20_link" text:visited-style-name="Visited_20_Internet_20_Link">DH</text:a>-ANON (insecure)</text:p>
          </table:table-cell>
          <table:table-cell table:style-name="Tabel1.G2" office:value-type="string">
            <text:p text:style-name="P7">No</text:p>
          </table:table-cell>
          <table:table-cell table:style-name="Tabel1.B3" office:value-type="string">
            <text:p text:style-name="P6">Yes</text:p>
          </table:table-cell>
          <table:table-cell table:style-name="Tabel1.B3" office:value-type="string">
            <text:p text:style-name="P6">Yes</text:p>
          </table:table-cell>
          <table:table-cell table:style-name="Tabel1.B3" office:value-type="string">
            <text:p text:style-name="P6">Yes</text:p>
          </table:table-cell>
          <table:table-cell table:style-name="Tabel1.B3" office:value-type="string">
            <text:p text:style-name="P6">Yes</text:p>
          </table:table-cell>
          <table:table-cell table:style-name="Tabel1.A1" office:value-type="string">
            <text:p text:style-name="P8"/>
          </table:table-cell>
        </table:table-row>
        <table:table-row>
          <table:table-cell table:style-name="Tabel1.B3" office:value-type="string">
            <text:p text:style-name="P5"><text:a xlink:type="simple" xlink:href="https://en.wikipedia.org/wiki/Elliptic_curve_Diffie–Hellman" text:style-name="Internet_20_link" text:visited-style-name="Visited_20_Internet_20_Link">ECDH</text:a>-ANON (insecure)</text:p>
          </table:table-cell>
          <table:table-cell table:style-name="Tabel1.G2" office:value-type="string">
            <text:p text:style-name="P7">No</text:p>
          </table:table-cell>
          <table:table-cell table:style-name="Tabel1.G2" office:value-type="string">
            <text:p text:style-name="P7">No</text:p>
          </table:table-cell>
          <table:table-cell table:style-name="Tabel1.B3" office:value-type="string">
            <text:p text:style-name="P6">Yes</text:p>
          </table:table-cell>
          <table:table-cell table:style-name="Tabel1.B3" office:value-type="string">
            <text:p text:style-name="P6">Yes</text:p>
          </table:table-cell>
          <table:table-cell table:style-name="Tabel1.B3" office:value-type="string">
            <text:p text:style-name="P6">Yes</text:p>
          </table:table-cell>
          <table:table-cell table:style-name="Tabel1.A1" office:value-type="string">
            <text:p text:style-name="P8"/>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3:24:17.735159607</meta:creation-date>
    <dc:date>2018-05-23T15:19:09.159369103</dc:date>
    <meta:editing-duration>PT4M45S</meta:editing-duration>
    <meta:editing-cycles>1</meta:editing-cycles>
    <meta:document-statistic meta:table-count="1" meta:image-count="0" meta:object-count="0" meta:page-count="2" meta:paragraph-count="134" meta:word-count="419" meta:character-count="2224" meta:non-whitespace-character-count="1938"/>
    <meta:generator>LibreOffice/5.2.7.2$Linux_X86_64 LibreOffice_project/20m0$Build-2</meta:generator>
  </office:meta>
</office:document-meta>
</file>